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3_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Augusta Selig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February 21, 1893</text:p>
      <text:p text:style-name="P5">Month<text:tab/><text:tab/><text:tab/><text:tab/><text:tab/><text:tab/>February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854 Marshall St./</text:p>
      <text:p text:style-name="P3">Phila. Feb 21[/ inserted by author]93/</text:p>
      <text:p text:style-name="P2">Rev. Dr. S. Morais:-/</text:p>
      <text:p text:style-name="P2"><text:tab/>Dear sir,/</text:p>
      <text:p text:style-name="P2"><text:tab/><text:tab/>A discussion/ on "How to Promote Inter-/est in Congregational/ Worship" will take place/ next Monday evening Feb-/ruary 27, 1893 at 8 P.M./ at the Jewish Culture/ Association, 960 N. 8th St./</text:p>
      <text:p text:style-name="P2"/>
      <text:p text:style-name="P2">[Page 2]</text:p>
      <text:p text:style-name="P2">Papers will be read by/ Messrs. Henry Morais,/ Rev. S. Kaufman, and Mr./ Joseph Arnold./</text:p>
      <text:p text:style-name="P2">Knowing that this is a/ subject which must strong-/ly appeal to you, we/ cordially invite you to/ attend and participate/ in the discussion./ <text:s/>Yours truly/ Augusta Selig/ Secretary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7T15:04:10.32</meta:creation-date>
    <dc:date>2011-12-07T15:09:00.92</dc:date>
    <dc:creator>Penn Libraries</dc:creator>
    <meta:editing-duration>PT00H04M5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9" meta:word-count="257" meta:character-count="1835"/>
  </office:meta>
</office:document-meta>
</file>